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6F6F6"/>
    </style:style>
    <style:style style:name="T2" style:parent-style-name="DefaultParagraphFont" style:family="text">
      <style:text-properties style:font-name="Tahoma" style:font-name-asian="Times New Roman" style:font-name-complex="Tahoma" fo:font-weight="bold" style:font-weight-asian="bold" style:font-weight-complex="bold" fo:color="#141414" style:letter-kerning="true" fo:font-size="24pt" style:font-size-asian="24pt" style:font-size-complex="24pt" style:script-type="complex"/>
    </style:style>
    <style:style style:name="T3" style:parent-style-name="DefaultParagraphFont" style:family="text">
      <style:text-properties style:font-name-complex="Cordia New" style:script-type="complex"/>
    </style:style>
    <style:style style:name="T4" style:parent-style-name="DefaultParagraphFont" style:family="text">
      <style:text-properties style:font-name-complex="Cordia New" fo:font-weight="bold" style:font-weight-asian="bold" style:font-weight-complex="bold" style:script-type="complex"/>
    </style:style>
    <style:style style:name="P5" style:parent-style-name="Normal" style:family="paragraph">
      <style:paragraph-properties fo:text-indent="0.5in"/>
    </style:style>
    <style:style style:name="T6" style:parent-style-name="DefaultParagraphFont" style:family="text">
      <style:text-properties style:font-name-complex="Cordia New" style:script-type="complex"/>
    </style:style>
    <style:style style:name="T7" style:parent-style-name="DefaultParagraphFont" style:family="text">
      <style:text-properties style:script-type="complex"/>
    </style:style>
    <style:style style:name="P8" style:parent-style-name="Normal" style:family="paragraph">
      <style:paragraph-properties fo:text-indent="0.5in"/>
    </style:style>
    <style:style style:name="T9" style:parent-style-name="DefaultParagraphFont" style:family="text">
      <style:text-properties style:font-name-complex="Cordia New" style:script-type="complex"/>
    </style:style>
    <style:style style:name="P10" style:parent-style-name="Normal" style:family="paragraph">
      <style:paragraph-properties fo:text-indent="0.5in"/>
    </style:style>
    <style:style style:name="T11" style:parent-style-name="DefaultParagraphFont" style:family="text">
      <style:text-properties style:font-name-complex="Cordia New" style:script-type="complex"/>
    </style:style>
    <style:style style:name="T12" style:parent-style-name="DefaultParagraphFont" style:family="text">
      <style:text-properties style:font-name-complex="Cordia New" fo:font-weight="bold" style:font-weight-asian="bold" style:font-weight-complex="bold" fo:font-size="16pt" style:font-size-asian="16pt" style:font-size-complex="20pt" style:script-type="complex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-complex="Cordia New" style:script-type="complex"/>
    </style:style>
    <style:style style:name="T15" style:parent-style-name="DefaultParagraphFont" style:family="text">
      <style:text-properties style:font-name-complex="Cordia New" style:script-type="complex"/>
    </style:style>
    <style:style style:name="T16" style:parent-style-name="DefaultParagraphFont" style:family="text">
      <style:text-properties style:font-name-complex="Cordia New" style:script-type="complex"/>
    </style:style>
    <style:style style:name="P17" style:parent-style-name="Normal" style:family="paragraph">
      <style:paragraph-properties fo:text-indent="0.5in"/>
    </style:style>
    <style:style style:name="T18" style:parent-style-name="DefaultParagraphFont" style:family="text">
      <style:text-properties style:font-name-complex="Cordia New" style:script-type="complex"/>
    </style:style>
    <style:style style:name="P19" style:parent-style-name="Normal" style:family="paragraph">
      <style:paragraph-properties fo:text-indent="0.5in"/>
    </style:style>
    <style:style style:name="T20" style:parent-style-name="DefaultParagraphFont" style:family="text">
      <style:text-properties style:font-name-complex="Cordia New" style:script-type="complex"/>
    </style:style>
    <style:style style:name="P21" style:parent-style-name="Normal" style:family="paragraph">
      <style:paragraph-properties fo:text-indent="0.5in"/>
    </style:style>
    <style:style style:name="T22" style:parent-style-name="DefaultParagraphFont" style:family="text">
      <style:text-properties style:font-name-complex="Cordia New" style:script-type="complex"/>
    </style:style>
    <style:style style:name="T23" style:parent-style-name="DefaultParagraphFont" style:family="text">
      <style:text-properties style:font-name-complex="Cordia New" style:script-type="complex"/>
    </style:style>
    <style:style style:name="T24" style:parent-style-name="DefaultParagraphFont" style:family="text">
      <style:text-properties style:font-name-complex="Cordia New" style:script-type="complex"/>
    </style:style>
    <style:style style:name="T25" style:parent-style-name="DefaultParagraphFont" style:family="text">
      <style:text-properties style:font-name-complex="Cordia New" style:script-type="complex"/>
    </style:style>
    <style:style style:name="P26" style:parent-style-name="Normal" style:family="paragraph">
      <style:paragraph-properties fo:text-indent="0.5in"/>
    </style:style>
    <style:style style:name="T27" style:parent-style-name="DefaultParagraphFont" style:family="text">
      <style:text-properties style:font-name-complex="Cordia New" style:script-type="complex"/>
    </style:style>
    <style:style style:name="P28" style:parent-style-name="Normal" style:family="paragraph">
      <style:paragraph-properties fo:text-indent="0.5in"/>
    </style:style>
    <style:style style:name="T29" style:parent-style-name="DefaultParagraphFont" style:family="text">
      <style:text-properties style:font-name-complex="Cordia New" fo:font-weight="bold" style:font-weight-asian="bold" style:font-weight-complex="bold" fo:font-size="14pt" style:font-size-asian="14pt" style:font-size-complex="18pt" style:script-type="complex"/>
    </style:style>
    <style:style style:name="P30" style:parent-style-name="Normal" style:family="paragraph">
      <style:paragraph-properties fo:text-indent="0.5in"/>
    </style:style>
    <style:style style:name="T31" style:parent-style-name="DefaultParagraphFont" style:family="text">
      <style:text-properties style:font-name-complex="Cordia New" style:script-type="complex"/>
    </style:style>
    <style:style style:name="P32" style:parent-style-name="Normal" style:family="paragraph">
      <style:paragraph-properties fo:text-indent="0.5in"/>
    </style:style>
    <style:style style:name="T33" style:parent-style-name="DefaultParagraphFont" style:family="text">
      <style:text-properties style:font-name-complex="Cordia New" style:script-type="complex"/>
    </style:style>
    <style:style style:name="T34" style:parent-style-name="DefaultParagraphFont" style:family="text">
      <style:text-properties style:font-name-complex="Cordia New" style:script-type="complex"/>
    </style:style>
    <style:style style:name="P35" style:parent-style-name="Normal" style:family="paragraph">
      <style:paragraph-properties fo:text-indent="0.5in"/>
    </style:style>
    <style:style style:name="T36" style:parent-style-name="DefaultParagraphFont" style:family="text">
      <style:text-properties style:font-name-complex="Cordia New" style:script-type="complex"/>
    </style:style>
    <style:style style:name="P37" style:parent-style-name="Normal" style:family="paragraph">
      <style:paragraph-properties fo:text-indent="0.5in"/>
    </style:style>
    <style:style style:name="T38" style:parent-style-name="DefaultParagraphFont" style:family="text">
      <style:text-properties style:font-name-complex="Cordia New" style:script-type="complex"/>
    </style:style>
    <style:style style:name="T39" style:parent-style-name="DefaultParagraphFont" style:family="text">
      <style:text-properties style:font-name-complex="Cordia New" style:script-type="complex"/>
    </style:style>
    <style:style style:name="T40" style:parent-style-name="DefaultParagraphFont" style:family="text">
      <style:text-properties style:font-name-complex="Cordia New" style:script-type="complex"/>
    </style:style>
    <style:style style:name="P41" style:parent-style-name="Normal" style:family="paragraph">
      <style:paragraph-properties fo:text-indent="0.5in"/>
    </style:style>
    <style:style style:name="T42" style:parent-style-name="DefaultParagraphFont" style:family="text">
      <style:text-properties style:font-name-complex="Cordia New" style:script-type="complex"/>
    </style:style>
    <style:style style:name="T43" style:parent-style-name="DefaultParagraphFont" style:family="text">
      <style:text-properties style:font-name-complex="Cordia New" style:script-type="complex"/>
    </style:style>
    <style:style style:name="T44" style:parent-style-name="DefaultParagraphFont" style:family="text">
      <style:text-properties style:font-name-complex="Cordia New" style:script-type="complex"/>
    </style:style>
    <style:style style:name="T45" style:parent-style-name="DefaultParagraphFont" style:family="text">
      <style:text-properties style:font-name-complex="Cordia New" style:script-type="complex"/>
    </style:style>
    <style:style style:name="P46" style:parent-style-name="Normal" style:family="paragraph">
      <style:paragraph-properties fo:text-indent="0.5in"/>
    </style:style>
    <style:style style:name="P47" style:parent-style-name="Normal" style:family="paragraph">
      <style:paragraph-properties fo:text-indent="0.5in"/>
    </style:style>
    <style:style style:name="T48" style:parent-style-name="DefaultParagraphFont" style:family="text">
      <style:text-properties style:font-name-complex="Cordia New" fo:font-weight="bold" style:font-weight-asian="bold" style:font-weight-complex="bold" fo:font-size="16pt" style:font-size-asian="16pt" style:font-size-complex="20pt" style:script-type="complex"/>
    </style:style>
    <style:style style:name="P49" style:parent-style-name="Normal" style:family="paragraph">
      <style:paragraph-properties fo:text-indent="0.5in"/>
    </style:style>
    <style:style style:name="T50" style:parent-style-name="DefaultParagraphFont" style:family="text">
      <style:text-properties style:font-name-complex="Cordia New" style:script-type="complex"/>
    </style:style>
    <style:style style:name="P51" style:parent-style-name="Normal" style:family="paragraph">
      <style:paragraph-properties fo:text-indent="0.5in"/>
    </style:style>
    <style:style style:name="P52" style:parent-style-name="Normal" style:family="paragraph">
      <style:paragraph-properties fo:text-indent="0.5in"/>
    </style:style>
    <style:style style:name="T53" style:parent-style-name="DefaultParagraphFont" style:family="text">
      <style:text-properties style:font-name-complex="Cordia New" style:script-type="complex"/>
    </style:style>
    <style:style style:name="P54" style:parent-style-name="Normal" style:family="paragraph">
      <style:paragraph-properties fo:text-indent="0.5in"/>
    </style:style>
    <style:style style:name="P55" style:parent-style-name="Normal" style:family="paragraph">
      <style:paragraph-properties fo:text-indent="0.5in"/>
    </style:style>
    <style:style style:name="P56" style:parent-style-name="Normal" style:family="paragraph">
      <style:paragraph-properties fo:text-indent="0.5in"/>
    </style:style>
    <style:style style:name="P57" style:parent-style-name="Normal" style:family="paragraph">
      <style:paragraph-properties fo:text-indent="0.5in"/>
    </style:style>
    <style:style style:name="T58" style:parent-style-name="DefaultParagraphFont" style:family="text">
      <style:text-properties style:font-name-complex="Cordia New" style:script-type="complex"/>
    </style:style>
    <style:style style:name="P59" style:parent-style-name="Normal" style:family="paragraph">
      <style:paragraph-properties fo:text-indent="0.5in"/>
    </style:style>
    <style:style style:name="T60" style:parent-style-name="DefaultParagraphFont" style:family="text">
      <style:text-properties style:font-name-complex="Cordia New" style:script-type="complex"/>
    </style:style>
    <style:style style:name="P61" style:parent-style-name="Normal" style:family="paragraph">
      <style:paragraph-properties fo:text-indent="0.5in"/>
      <style:text-properties fo:font-weight="bold" style:font-weight-asian="bold" style:font-weight-complex="bold" fo:font-size="14pt" style:font-size-asian="14pt" style:font-size-complex="18pt" style:script-type="complex"/>
    </style:style>
    <style:style style:name="P62" style:parent-style-name="Normal" style:family="paragraph">
      <style:paragraph-properties fo:text-indent="0.5in"/>
    </style:style>
    <style:style style:name="T63" style:parent-style-name="DefaultParagraphFont" style:family="text">
      <style:text-properties style:font-name-complex="Cordia New" fo:font-weight="bold" style:font-weight-asian="bold" style:font-weight-complex="bold" fo:font-size="14pt" style:font-size-asian="14pt" style:font-size-complex="18pt" style:script-type="complex"/>
    </style:style>
    <style:style style:name="P64" style:parent-style-name="Normal" style:family="paragraph">
      <style:paragraph-properties fo:text-indent="0.5in"/>
    </style:style>
    <style:style style:name="T65" style:parent-style-name="DefaultParagraphFont" style:family="text">
      <style:text-properties style:font-name-complex="Cordia New" style:script-type="complex"/>
    </style:style>
    <style:style style:name="T66" style:parent-style-name="DefaultParagraphFont" style:family="text">
      <style:text-properties style:font-name-complex="Cordia New" style:script-type="complex"/>
    </style:style>
    <style:style style:name="P67" style:parent-style-name="Normal" style:family="paragraph">
      <style:paragraph-properties fo:text-indent="0.5in"/>
    </style:style>
    <style:style style:name="T68" style:parent-style-name="DefaultParagraphFont" style:family="text">
      <style:text-properties style:font-name-complex="Cordia New" style:script-type="complex"/>
    </style:style>
    <style:style style:name="P69" style:parent-style-name="Normal" style:family="paragraph">
      <style:paragraph-properties fo:text-indent="0.5in"/>
    </style:style>
    <style:style style:name="T70" style:parent-style-name="DefaultParagraphFont" style:family="text">
      <style:text-properties style:font-name-complex="Cordia New" style:script-type="complex"/>
    </style:style>
    <style:style style:name="P71" style:parent-style-name="Normal" style:family="paragraph">
      <style:paragraph-properties fo:text-indent="0.5in"/>
    </style:style>
    <style:style style:name="T72" style:parent-style-name="DefaultParagraphFont" style:family="text">
      <style:text-properties style:font-name-complex="Cordia New" style:script-type="complex"/>
    </style:style>
    <style:style style:name="P73" style:parent-style-name="Normal" style:family="paragraph">
      <style:paragraph-properties fo:text-indent="0.5in"/>
    </style:style>
    <style:style style:name="T74" style:parent-style-name="DefaultParagraphFont" style:family="text">
      <style:text-properties style:font-name-complex="Cordia New" style:script-type="complex"/>
    </style:style>
    <style:style style:name="P75" style:parent-style-name="Normal" style:family="paragraph">
      <style:paragraph-properties fo:text-indent="0.5in"/>
    </style:style>
    <style:style style:name="T76" style:parent-style-name="DefaultParagraphFont" style:family="text">
      <style:text-properties style:font-name-complex="Cordia New" style:script-type="complex"/>
    </style:style>
  </office:automatic-styles>
  <office:body>
    <office:text text:use-soft-page-breaks="true">
      <text:h text:style-name="P1" text:outline-level="1"><text:span text:style-name="T2">เจ้าหญิงนักกฎหมาย</text:span></text:h>
      <text:p text:style-name="Normal"><text:span text:style-name="T3">สมเด็จพระเจ้าลูกเธอ เจ้าฟ้าพัชรกิติยาภา นเรนทิราเทพยวดี กรมหลวงราชสาริณีสิริพัชร มหาวัชรราชธิดา</text:span></text:p>
      <text:p text:style-name="Normal"/>
      <text:p text:style-name="Normal"><text:span text:style-name="T4">พระราชประวัติเจ้าฟ้าพัชรกิติยาภาฯ</text:span></text:p>
      <text:p text:style-name="P5"><text:span text:style-name="T6">สมเด็จพระเจ้าลูกเธอ เจ้าฟ้าพัชรกิติยาภา นเรนทิราเทพยวดี กรมหลวงราชสาริณีสิริพัชร มหาวัชรราชธิดา ทรงเป็นพระราชธิดาพระองค์โตในพระบาทสมเด็จพระเจ้าอยู่หัว กับพระเจ้าวรวงศ์เธอ พระองค์เจ้าโสมสวลี กรมหมื่นสุทธนารีนาถ ทั้งทรงเป็นพระราชนัดดาพระองค์แรกใน พระบาทสมเด็จพระบรมชนกาธิเบศร มหาภูมิพลอดุลยเดชมหาราช บรมนาถบพิตร และสมเด็จพระนางเจ้าสิริกิติ์ พระบรมราชินีนาถ พระบรมราชชนนีพันปีหลวง อีกด้วย</text:span><text:span text:style-name="T7"><text:s text:c="3"/></text:span></text:p>
      <text:p text:style-name="P8"><text:span text:style-name="T9">สมเด็จพระเจ้าลูกเธอ เจ้าฟ้าพัชรกิติยาภาฯ ประสูติเมื่อวันที่ 7 ธันวาคม พ.ศ. 2521 ณ พระที่นั่งอัมพรสถาน พระราชวังดุสิตพระบาทสมเด็จพระบรมชนกาธิเบศร มหาภูมิพลอดุลยเดชมหาราช บรมนาถบพิตร ทรงโปรดเกล้าฯ ให้จัดพระราชพิธีสมโภชเดือนและขึ้นพระอู่ สมเด็จพระเจ้าลูกเธอ เจ้าฟ้าพัชรกิติยาภาฯ ขึ้น ในวันที่ 11 มกราคม พุทธศักราช 2522 ณ พระที่นั่งอัมพรสถาน พระราชวังดุสิต</text:span></text:p>
      <text:p text:style-name="P10"><text:span text:style-name="T11">ในพระราชพิธี พระบาทสมเด็จพระบรมชนกาธิเบศร มหาภูมิพลอดุลยเดชมหาราช บรมนาถบพิตร ทรงจรดพระกรรบิดกริบพระเกศา และทรงเจิมพระขวัญ ตามราชประเพณีที่ยึดถือปฏิบัติตามประเพณีไทยแต่โบราณ ซึ่งเป็นพิธีรับขวัญให้กับพระราชโอรส พระโอรส พระราชธิดา พระธิดาที่ประสูติใหม่</text:span></text:p>
      <text:p text:style-name="Normal"><text:span text:style-name="T12">การศึกษา</text:span></text:p>
      <text:p text:style-name="P13"><text:span text:style-name="T14">สมเด็จพระเจ้าลูกเธอ เจ้าฟ้าพัชรกิติยาภาฯ ทรงเริ่มศึกษาที่โรงเรียนราชินีในระดับอนุบาลจนถึงชั้นมัธยมศึกษาปีที่ 3 จากนั้นได้เสด็จไปทรงศึกษา ณ โรงเรียน<text:s/></text:span>Heathfield<text:s/><text:span text:style-name="T15">ในเมือง<text:s/></text:span>Ascot<text:s/><text:span text:style-name="T16">สหราชอาณาจักร ก่อนเสด็จกลับมาทรงศึกษาต่อชั้นมัธยมศึกษาปีที่ 5 และ 6 ที่โรงเรียนจิตรลดา</text:span></text:p>
      <text:p text:style-name="P17"><text:span text:style-name="T18">ในระดับอุดมศึกษา ทรงศึกษาระดับปริญญาตรีในสองสาขา ในสถาบันอุดมศึกษาชั้นนำของไทยสองแห่งคือ ปริญญานิติศาสตรบัณฑิต จากมหาวิทยาลัยธรรมศาสตร์ โดยทรงสำเร็จการศึกษาด้วยคะแนนเกียรตินิยมอันดับสอง และปริญญารัฐศาสตรบัณฑิตจากมหาวิทยาลัยสุโขทัยธรรมาธิราช โดยทรงสำเร็จการศึกษาด้วยคะแนนเกียรตินิยมอันดับหนึ่ง</text:span></text:p>
      <text:p text:style-name="Normal"/>
      <text:p text:style-name="Normal"/>
      <text:p text:style-name="Normal"/>
      <text:p text:style-name="Normal"/>
      <text:p text:style-name="Normal"/>
      <text:soft-page-break/>
      <text:p text:style-name="P19"><text:span text:style-name="T20">ตลอดระยะเวลาที่ทรงศึกษา ทรงปฎิบัติพระองค์เช่นเดียวกับนักศึกษาทั่วไป รวมถึงกิจกรรมต่าง ๆ ทั้งทางด้านกีฬา การบำเพ็ญประโยชน์ และอื่น ๆ อาทิ ทรงเข้าร่วมกิจกรรมฟุตบอลประเพณีจุฬาฯ-ธรรมศาสตร์ โดยทรงเป็นผู้อัญเชิญธรรมจักร ในการแข่งขันฟุตบอลประเพณีครั้งที่ 54 (พ.ศ. 2541) ทรงเข้าร่วม แสดงในขบวนพาเหรดชุด “เฉลิมพระเกียรติพระบาทสมเด็จพระเจ้าอยู่หัว เนื่องในวโรกาสครบ 72 พรรษา” ในการแข่งขันกีฬาประเพณีครั้งที่ 55 (พ.ศ. 2542) เป็นต้น</text:span></text:p>
      <text:p text:style-name="P21"><text:span text:style-name="T22">ในปีเดียวกัน พระองค์ได้เสด็จไปทรงศึกษาต่อ ณ มหาวิทยาลัยคอร์แนล เมืองอิทากา มลรัฐนิวยอร์ก ซึ่งเป็นหนึ่งในมหาวิทยาลัยกลุ่ม<text:s/></text:span>Ivy League<text:s/><text:span text:style-name="T23">อันมีชื่อเสียงของประเทศสหรัฐอเมริกา โดยทรงใช้เวลาศึกษาในระดับปริญญามหาบัณฑิต สาขานิติศาสตร์ (</text:span>LL.M.)<text:s/><text:span text:style-name="T24">เพียง 1 ปี จากนั้นทรงเข้าศึกษาต่อระดับปริญญาดุษฎีบัณฑิต ด้านนิติศาสตร์ (</text:span>J.S.D.)<text:s/><text:span text:style-name="T25">และทรงศึกษากฎหมายที่สำนักอบรมศึกษากฎหมายแห่งเนติบัณฑิตยสภาที่ประเทศไทยควบคู่กันไป</text:span></text:p>
      <text:p text:style-name="P26"><text:span text:style-name="T27">ด้วยพระอัจฉริยภาพและผลแห่งความพากเพียร ทำให้ทรงสำเร็จการศึกษาทั้งดุษฎีบัณฑิตจากมหาวิทยาลัยคอร์แนล ประเทศสหรัฐอเมริกา และทรงเป็นเนติบัณฑิตไทย พร้อมกัน ในปี 2548</text:span></text:p>
      <text:p text:style-name="P28"/>
      <text:p text:style-name="Normal"><text:span text:style-name="T29">พระราชกรณียกิจ</text:span></text:p>
      <text:p text:style-name="P30"><text:span text:style-name="T31">จากนั้นทรงเข้ารับราชการในตำแหน่งอัยการผู้ช่วย สถาบันพัฒนาข้าราชการฝ่ายอัยการ สำนักอัยการสูงสุด สู่รองอัยการจังหวัด และอัยการจังหวัด</text:span></text:p>
      <text:p text:style-name="P32"><text:span text:style-name="T33">ระหว่างทรงปฏิบัติราชการด้วยพระวิริยอุตสาหะ ได้ทรงริเริ่มโครงการกำลังใจ (</text:span>Inspire)<text:s/><text:span text:style-name="T34">เมื่อปี 2550 เน้นการให้ความช่วยเหลือผู้ต้องขังหญิง เด็กติดผู้ต้องขังหญิง และผู้ต้องขังที่ตั้งครรภ์ในเรือนจำ ทั้งในด้านวัสดุอุปกรณ์ การให้การฝึกอบรม การให้บริการทางการแพทย์ ตลอดจนการฟื้นฟูจิตใจ จนได้รับความสนใจจากนานาประเทศ</text:span></text:p>
      <text:p text:style-name="Normal"/>
      <text:p text:style-name="P35"><text:span text:style-name="T36">ต่อมาทรงโอนย้ายมาดำรงตำแหน่งเอกอัครราชทูต ประจำคณะกรรมาธิการแห่งสหประชาชาติว่าด้วยการป้องกันอาชญากรรมและความยุติธรรมทางอาญา ณ กรุงเวียนนา สาธารณรัฐออสเตรีย ตั้งแต่วันที่ 10 มกราคม พ.ศ. 2555 สู่เอกอัครราชทูตวิสามัญผู้มีอำนาจเต็ม ได้แก่ สาธารณรัฐออสเตรีย ประเทศสโลวะเกีย ประเทศสโลวีเนีย ก่อนทรงกลับมารับตำแหน่งอัยการจังหวัด สู่อัยการผู้เชี่ยวชาญ สำนักงานอัยการภาค 2 สำนักงานอัยการสูงสุด</text:span></text:p>
      <text:p text:style-name="Normal"/>
      <text:p text:style-name="P37"><text:span text:style-name="T38">ไม่เพียงทรงบำเพ็ญพระกรณียกิจในหน้าที่ราชการแต่เพียงเท่านั้น หากทรงบำเพ็ญพระกรณียกิจด้านอื่น ๆ เพื่อความผาสุกของอาณาประชาราษฎร์ ได้แก่ ทรงเป็นประธานกรรมการมูลนิธิอาสา เพื่อนพึ่ง(ภาฯ) ยามยาก สภากาชาดไทย ในการสนับสนุนและเชื่อมโยงให้ภาครัฐและเอกชน มาร่วมกันเกื้อหนุนให้ประชาชนช่วยเหลือซึ่งกันและกัน ในยามทุกข์ยากจากภัยธรรมชาติที่รุนแรง</text:span></text:p>
      <text:p text:style-name="Normal"/>
      <text:p text:style-name="Normal"><text:span text:style-name="T39">มูลนิธิ ณภาฯ ในพระดำริ ที่เน้นช่วยเหลือและให้โอกาสทางอาชีพกลุ่มผู้ด้อยโอกาส อันเกิดจากผลที่ได้รับทางกฎหมายและด้านสังคมทั้งการประทานทุนการศึกษาสำหรับผู้ต้องการศึกษาต่อปริญญามหาบัณฑิตด้านกฎหมาย ณ<text:s/></text:span>Cornell Law School<text:s/><text:span text:style-name="T40">มหาวิทยาลัยคอร์แนล ประเทศสหรัฐอเมริกา โดยทรงจัดตั้ง “ทุนพัชรกิติยาภาเพื่อการศึกษากฎหมาย” ซึ่งรับสมัครเพื่อคัดเลือกจากผู้ที่จบปริญญาบัณฑิตด้านกฎหมาย และสอบไล่ได้เนติบัณฑิตของเนติบัณฑิตยสภาตามเงื่อนไขที่ทุนดังกล่าวกำหนดไว้ เพื่อให้ผู้สำเร็จการศึกษาได้นำความรู้มาแก้ไขปัญหาของประเทศ ที่ต้องอาศัยกฎหมายเป็นเครื่องมือ</text:span></text:p>
      <text:p text:style-name="Normal"/>
      <text:p text:style-name="P41"><text:span text:style-name="T42">ด้วยพระปรีชาสามารถและพระจริยวัตรอันงดงาม ส่งผลให้หลายองค์กรต่างทูลเกล้าฯ ถวายรางวัลต่าง ๆ เช่น กองทุนการพัฒนาเพื่อสตรีแห่งสหประชาชาติ (</text:span>UNIFEM)<text:s/><text:span text:style-name="T43">สำนักงานภูมิภาคเอเชียตะวันออกเฉียงใต้ ทูลเกล้าฯ ถวายตำแหน่ง “ทูตสันถวไมตรี” (</text:span>Goodwill Ambassador)<text:s/><text:span text:style-name="T44">ในการต่อต้านความรุนแรงต่อสตรีด้านหลักนิติธรรม ประจำภูมิภาคเอเชียตะวันออกเฉียงใต้และสำนักงานป้องกันยาเสพติดและปราบปรามอาชญากรรมแห่งสหประชาชาติ ได้ทูลเกล้าฯ ถวายรางวัล<text:s/></text:span>Medal of Recognition<text:s/><text:span text:style-name="T45">ในฐานะที่ทรงมีบทบาทสำคัญในระดับนานาชาติ</text:span></text:p>
      <text:p text:style-name="P46"/>
      <text:p text:style-name="P47"><text:span text:style-name="T48">พระอิสริยยศ</text:span></text:p>
      <text:p text:style-name="P49"><text:span text:style-name="T50">เมื่อพระราชบิดาเสด็จเถลิงถวัลยราชสมบัติเป็นพระมหากษัตริย์ รัชกาลที่ 10 เมื่อวันที่ 4 พฤษภาคม 2562 ได้ทรงสถาปนาพระฐานันดรศักดิ์และเฉลิมพระนาม พระเจ้าหลานเธอ พระองค์เจ้าพัชรกิติยาภา เป็น สมเด็จพระเจ้าลูกเธอ เจ้าฟ้าพัชรกิติยาภา นเรนทิราเทพยวดี ทรงได้รับพระราชทานน้ำพระมหาสังข์ ใบมะตูม ทรงเจิม แล้วพระราชทานพระสุพรรณบัฏ เครื่องราชอิสริยาภรณ์อันมีเกียรติคุณรุ่งเรืองยิ่งมหาจักรีวงศ์ และเหรียญรัตนาภรณ์ ร.10 ชั้นที่ 1</text:span></text:p>
      <text:p text:style-name="P51"/>
      <text:p text:style-name="P52"><text:span text:style-name="T53">ต่อมาวันที่ 28 กรกฎาคม 2562 พระบาทสมเด็จพระปรเมนทรรามาธิบดีศรีสินทรมหาวชิราลงกรณพระวชิรเกล้าเจ้าอยู่หัว มีพระบรมราชโองการโปรดเกล้าโปรดกระหม่อมให้สถาปนา สมเด็จพระเจ้าลูกเธอ เจ้าฟ้าพัชรกิติยาภา นเรนทิราเทพยวดี ขึ้นเป็นเจ้าฟ้าต่างกรมฝ่ายใน มีพระนามตามที่จารึกในพระสุพรรณบัฏว่า สมเด็จพระเจ้าลูกเธอ เจ้าฟ้าพัชรกิติยาภา นเรนทิราเทพยวดี กรมหลวงราชสาริณีสิริพัชร มหาวัชรราชธิดา กับพระราชทานเครื่องราชอิสริยาภรณ์อันเป็นโบราณมงคลนพรัตนราชวราภรณ์</text:span></text:p>
      <text:p text:style-name="P54"/>
      <text:p text:style-name="P55"/>
      <text:p text:style-name="P56"/>
      <text:soft-page-break/>
      <text:p text:style-name="P57"><text:span text:style-name="T58">เมื่อวันที่ 3 กุมภาพันธ์ 2564 พระบาทสมเด็จพระเจ้าอยู่หัว มีพระบรมราชโองการ โปรดเกล้าฯ ให้รับโอนข้าราชการฝ่ายอัยการเป็นข้าราชการในพระองค์ ฝ่ายทหารและพระราชทานพระยศทหาร จึงทรงพระกรุณาโปรดเกล้าฯ ให้พลโทหญิง สมเด็จพระเจ้าลูกเธอ เจ้าฟ้าพัชรกิติยาภา นเรนทิราเทพยวดี กรมหลวงราชสาริณีสิริพัชร มหาวัชรราชธิดา อัยการผู้เชี่ยวชาญ สำนักงานอัยการภาค 2 สำนักงานอัยการสูงสุด ทรงดำรงตำแหน่ง เสนาธิการกองบัญชาการ ทหารมหาดเล็กราชวัลลภรักษาพระองค์ หน่วยบัญชาการถวายความปลอดภัยรักษาพระองค์ (อัตรา พลเอก) และพระราชทานพระยศเป็นพลเอกหญิง</text:span></text:p>
      <text:p text:style-name="P59"><text:span text:style-name="T60">ต่อมาในวันที่ 12 กุมภาพันธ์ 2564 พระบาทสมเด็จพระเจ้าอยู่หัว และสมเด็จพระนางเจ้าฯ พระบรมราชินี เสด็จฯ เป็นการส่วนพระองค์ ณ พระที่นั่งอัมพรสถานพระราชวังดุสิต ทรงประดับพระยศพลเอกหญิง ให้แก่ สมเด็จพระเจ้าลูกเธอ เจ้าฟ้าพัชรกิติยาภา นเรนทิราเทพยวดี กรมหลวงราชสาริณีสิริพัชร มหาวัชรราชธิดา</text:span></text:p>
      <text:p text:style-name="P61"/>
      <text:p text:style-name="P62"><text:span text:style-name="T63">พระยศทางทหาร</text:span></text:p>
      <text:p text:style-name="P64"><text:span text:style-name="T65">พ.ศ. 2543 – ว่าที่ร้อยตรีหญิง</text:span>,<text:s/><text:span text:style-name="T66">ร้อยตรีหญิง และนายทหารพิเศษ ประจำกรมทหารราบที่ 1 มหาดเล็กรักษาพระองค์</text:span></text:p>
      <text:p text:style-name="P67"><text:span text:style-name="T68">พ.ศ. 2545 – ร้อยโทหญิง และนายทหารพิเศษ ประจำกองพันทหารม้าที่ 29 รักษาพระองค์</text:span></text:p>
      <text:p text:style-name="P69"><text:span text:style-name="T70">พ.ศ. 2551 – ร้อยเอกหญิง</text:span></text:p>
      <text:p text:style-name="P71"><text:span text:style-name="T72">พ.ศ. 2561 – พลตรีหญิง และนายทหารพิเศษ ประจำกรมทหารมหาดเล็กราชวัลลภรักษาพระองค์ กองบัญชาการทหารมหาดเล็กราชวัลลภรักษาพระองค์ หน่วยบัญชาการถวายความปลอดภัยรักษาพระองค์</text:span></text:p>
      <text:p text:style-name="P73"><text:span text:style-name="T74">พ.ศ. 2562 – พลโทหญิง</text:span></text:p>
      <text:p text:style-name="P75"><text:span text:style-name="T76">พ.ศ. 2564 – พลเอกหญิง และทรงดำรงตำแหน่งเสนาธิการกองบัญชาการทหารมหาดเล็กราชวัลลภรักษาพระองค์ หน่วยบัญชาการถวายความปลอดภัยรักษาพระองค์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Angsana New" fo:color="#2F5496" fo:font-size="13pt" style:font-size-asian="13pt" style:font-size-complex="16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Angsana New" fo:color="#2F5496" fo:font-size="13pt" style:font-size-asian="13pt" style:font-size-complex="16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r.Nomsod</meta:initial-creator>
    <dc:creator>Mr.Nomsod</dc:creator>
    <meta:creation-date>2023-01-05T05:25:00Z</meta:creation-date>
    <dc:date>2023-01-05T05:25:00Z</dc:date>
    <meta:template xlink:href="Normal" xlink:type="simple"/>
    <meta:editing-cycles>2</meta:editing-cycles>
    <meta:editing-duration>PT60S</meta:editing-duration>
    <meta:document-statistic meta:page-count="4" meta:paragraph-count="14" meta:word-count="1051" meta:character-count="7034" meta:row-count="49" meta:non-whitespace-character-count="5997"/>
  </office:meta>
</office:document-meta>
</file>